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4D79B"/>
    </style:style>
    <style:style style:name="ce3" style:family="table-cell" style:parent-style-name="Default" style:data-style-name="N1">
      <style:table-cell-properties fo:background-color="#C4D79B"/>
    </style:style>
    <style:style style:name="ce4" style:family="table-cell" style:parent-style-name="Default" style:data-style-name="N2">
      <style:table-cell-properties fo:background-color="#C4D79B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1.9579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dfs_tax_sched" table:style-name="ta1">
        <table:table-column table:style-name="co1" table:number-columns-repeated="13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1" table:number-columns-repeated="8" table:default-cell-style-name="ce1"/>
        <table:table-column table:style-name="co1" table:default-cell-style-name="ce2"/>
        <table:table-column table:style-name="co1" table:number-columns-repeated="16354" table:default-cell-style-name="ce1"/>
        <table:table-row table:style-name="ro1">
          <table:table-cell office:value-type="string" table:style-name="ce1">
            <text:p>hid</text:p>
          </table:table-cell>
          <table:table-cell office:value-type="string" table:style-name="ce1">
            <text:p>tu_id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child</text:p>
          </table:table-cell>
          <table:table-cell office:value-type="string" table:style-name="ce1">
            <text:p>zve_nokfb</text:p>
          </table:table-cell>
          <table:table-cell office:value-type="string" table:style-name="ce1">
            <text:p>zve_kfb</text:p>
          </table:table-cell>
          <table:table-cell office:value-type="string" table:style-name="ce1">
            <text:p>zve_abg_nokfb</text:p>
          </table:table-cell>
          <table:table-cell office:value-type="string" table:style-name="ce1">
            <text:p>zve_abg_kfb</text:p>
          </table:table-cell>
          <table:table-cell office:value-type="string" table:style-name="ce1">
            <text:p>gross_e5</text:p>
          </table:table-cell>
          <table:table-cell office:value-type="string" table:style-name="ce1">
            <text:p>gross_e5_tu</text:p>
          </table:table-cell>
          <table:table-cell office:value-type="string" table:style-name="ce1">
            <text:p>zveranl</text:p>
          </table:table-cell>
          <table:table-cell office:value-type="string" table:style-name="ce1">
            <text:p>year</text:p>
          </table:table-cell>
          <table:table-cell table:style-name="ce1"/>
          <table:table-cell office:value-type="string" table:style-name="ce2">
            <text:p>tax_nokfb</text:p>
          </table:table-cell>
          <table:table-cell office:value-type="string" table:style-name="ce1">
            <text:p>tax_kfb</text:p>
          </table:table-cell>
          <table:table-cell office:value-type="string" table:style-name="ce1">
            <text:p>tax_abg_nokfb</text:p>
          </table:table-cell>
          <table:table-cell office:value-type="string" table:style-name="ce1">
            <text:p>tax_abg_kfb</text:p>
          </table:table-cell>
          <table:table-cell office:value-type="string" table:style-name="ce2">
            <text:p>abgst</text:p>
          </table:table-cell>
          <table:table-cell office:value-type="string" table:style-name="ce2">
            <text:p>abgst_tu</text:p>
          </table:table-cell>
          <table:table-cell office:value-type="string" table:style-name="ce2">
            <text:p>soli_tu</text:p>
          </table:table-cell>
          <table:table-cell office:value-type="string" table:style-name="ce2">
            <text:p>soli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table:style-name="ce1"/>
          <table:table-cell office:value-type="string" table:style-name="ce1">
            <text:p>solibase_inctax</text:p>
          </table:table-cell>
          <table:table-cell table:number-columns-repeated="16357" table:style-name="ce1"/>
        </table:table-row>
        <table:table-row table:style-name="ro1">
          <table:table-cell office:value-type="float" office:value="1" table:formula="of:=[.B2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5500" table:style-name="ce1">
            <text:p>5500</text:p>
          </table:table-cell>
          <table:table-cell office:value-type="float" office:value="5500" table:style-name="ce1">
            <text:p>5500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0" table:formula="of:=([.E2]&gt;9000)*([.E2]&lt;13996)*(997.8*([.E2]-9000)/10000+1400)*([.E2]-9000)/10000+([.E2]&gt;13996)*([.E2]&lt;54949)*((220.13*([.E2]-13996)/10000+2397)*([.E2]-13996)/10000+948.49)+([.E2]&gt;54950)*([.E2]&lt;260532)*(0.42*[.E2]-8621.75)+([.E2]&gt;260532)*(0.45*[.E2]-16437.7)" table:style-name="ce3">
            <text:p>0</text:p>
          </table:table-cell>
          <table:table-cell office:value-type="float" office:value="0" table:formula="of:=([.F2]&gt;9000)*([.F2]&lt;13996)*(997.8*([.F2]-9000)/10000+1400)*([.F2]-9000)/10000+([.F2]&gt;13996)*([.F2]&lt;54949)*((220.13*([.F2]-13996)/10000+2397)*([.F2]-13996)/10000+948.49)+([.F2]&gt;54950)*([.F2]&lt;260532)*(0.42*[.F2]-8621.75)+([.F2]&gt;260532)*(0.45*[.F2]-16437.7)" table:style-name="ce3">
            <text:p>0</text:p>
          </table:table-cell>
          <table:table-cell office:value-type="float" office:value="0" table:formula="of:=([.G2]&gt;9000)*([.G2]&lt;13996)*(997.8*([.G2]-9000)/10000+1400)*([.G2]-9000)/10000+([.G2]&gt;13996)*([.G2]&lt;54949)*((220.13*([.G2]-13996)/10000+2397)*([.G2]-13996)/10000+948.49)+([.G2]&gt;54950)*([.G2]&lt;260532)*(0.42*[.G2]-8621.75)+([.G2]&gt;260532)*(0.45*[.G2]-16437.7)" table:style-name="ce3">
            <text:p>0</text:p>
          </table:table-cell>
          <table:table-cell office:value-type="float" office:value="0" table:formula="of:=([.H2]&gt;9000)*([.H2]&lt;13996)*(997.8*([.H2]-9000)/10000+1400)*([.H2]-9000)/10000+([.H2]&gt;13996)*([.H2]&lt;54949)*((220.13*([.H2]-13996)/10000+2397)*([.H2]-13996)/10000+948.49)+([.H2]&gt;54950)*([.H2]&lt;260532)*(0.42*[.H2]-8621.75)+([.H2]&gt;260532)*(0.45*[.H2]-16437.7)" table:style-name="ce3">
            <text:p>0</text:p>
          </table:table-cell>
          <table:table-cell office:value-type="float" office:value="0" table:formula="of:=MAX(([.I2]-801)*0.25;0)" table:style-name="ce2">
            <text:p>0</text:p>
          </table:table-cell>
          <table:table-cell office:value-type="float" office:value="0" table:formula="of:=[.R2]" table:style-name="ce2">
            <text:p>0</text:p>
          </table:table-cell>
          <table:table-cell office:value-type="float" office:value="0" table:style-name="ce4">
            <text:p>0.00</text:p>
          </table:table-cell>
          <table:table-cell office:value-type="float" office:value="0" table:formula="of:=MIN(0.055*([.O2]);MAX(0.2*([.O2]);972))/12 + (0.055*[.S2]/12)" table:style-name="ce4">
            <text:p>0.00</text:p>
          </table:table-cell>
          <table:table-cell office:value-type="float" office:value="9000" table:style-name="ce1">
            <text:p>9000</text:p>
          </table:table-cell>
          <table:table-cell office:value-type="float" office:value="13996" table:style-name="ce1">
            <text:p>13996</text:p>
          </table:table-cell>
          <table:table-cell office:value-type="float" office:value="54949" table:style-name="ce1">
            <text:p>54949</text:p>
          </table:table-cell>
          <table:table-cell office:value-type="float" office:value="260532" table:style-name="ce1">
            <text:p>260532</text:p>
          </table:table-cell>
          <table:table-cell table:style-name="ce1"/>
          <table:table-cell office:value-type="float" office:value="0" table:formula="of:=([.F2]&gt;[.$V2])*([.F2]&lt;[.$W2])*(939.68*([.F2]-[.$V2])/10000+1400)*([.F2]-[.$V2])/10000+([.F2]&gt;[.$W2])*([.F2]&lt;[.$X2])*((228.74*([.F2]-[.$W2])/10000+2397)*([.F2]-[.$W2])/10000+1007)+([.F2]&gt;[.$X2])*([.F2]&lt;[.$Y2])*(0.42*[.F2]-8064)+([.F2]&gt;[.$Y2])*(0.45*[.F2]-15576)" table:style-name="ce1">
            <text:p>0</text:p>
          </table:table-cell>
          <table:table-cell table:number-columns-repeated="16357" table:style-name="ce1"/>
        </table:table-row>
        <table:table-row table:style-name="ro1">
          <table:table-cell office:value-type="float" office:value="2" table:formula="of:=[.B3]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6000" table:style-name="ce1">
            <text:p>6000</text:p>
          </table:table-cell>
          <table:table-cell office:value-type="float" office:value="6000" table:style-name="ce1">
            <text:p>6000</text:p>
          </table:table-cell>
          <table:table-cell office:value-type="float" office:value="1300" table:style-name="ce1">
            <text:p>1300</text:p>
          </table:table-cell>
          <table:table-cell office:value-type="float" office:value="1800" table:formula="of:=[.I3]+[.I4]" table:style-name="ce1">
            <text:p>180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0" table:formula="of:=([.E3]&gt;[.V3])*([.E3]&lt;[.W3])*((997.6*([.E3]-[.V3])/10000+1400)*([.E3]-[.V3])/10000)+([.E3]&gt;[.W3])*([.E3]&lt;[.X3])*((228.74*([.E3]-[.W3])/10000+2397)*([.E3]-[.W3])/10000+971)+([.E3]&gt;[.X3])*([.E3]&lt;[.Y3])*(0.42*[.E3]-8239)+([.E3]&gt;[.Y3])*(0.45*[.E3]-15761)" table:style-name="ce3">
            <text:p>0</text:p>
          </table:table-cell>
          <table:table-cell office:value-type="float" office:value="0" table:formula="of:=([.F3]&gt;[.V3])*([.F3]&lt;[.W3])*(997.6*([.F3]-[.V3])/10000+1400)*([.F3]-[.V3])/10000+([.F3]&gt;[.W3])*([.F3]&lt;[.X3])*((228.74*([.F3]-[.W3])/10000+2397)*([.F3]-[.W3])/10000+971)+([.F3]&gt;[.X3])*([.F3]&lt;[.Y3])*(0.42*[.F3]-8239)+([.F3]&gt;[.Y3])*(0.45*[.F3]-15761)" table:style-name="ce3">
            <text:p>0</text:p>
          </table:table-cell>
          <table:table-cell office:value-type="float" office:value="0" table:formula="of:=([.G3]&gt;[.V3])*([.G3]&lt;[.W3])*(997.6*([.G3]-[.V3])/10000+1400)*([.G3]-[.V3])/10000+([.G3]&gt;[.W3])*([.G3]&lt;[.X3])*((228.74*([.G3]-[.W3])/10000+2397)*([.G3]-[.W3])/10000+971)+([.G3]&gt;[.X3])*([.G3]&lt;[.Y3])*(0.42*[.G3]-8239)+([.G3]&gt;[.Y3])*(0.45*[.G3]-15761)" table:style-name="ce3">
            <text:p>0</text:p>
          </table:table-cell>
          <table:table-cell office:value-type="float" office:value="0" table:formula="of:=([.H3]&gt;[.V3])*([.H3]&lt;[.W3])*(997.6*([.H3]-[.V3])/10000+1400)*([.H3]-[.V3])/10000+([.H3]&gt;[.W3])*([.H3]&lt;[.Y3])*((228.74*([.H3]-[.W3])/10000+2397)*([.H3]-[.X3])/10000+971)+([.H3]&gt;[.Y3])*([.H3]&lt;[.Y3])*(0.42*[.H3]-8239)+([.H3]&gt;[.Y3])*(0.45*[.H3]-15761)" table:style-name="ce3">
            <text:p>0</text:p>
          </table:table-cell>
          <table:table-cell office:value-type="float" office:value="24.75" table:formula="of:=MAX(([.I3]+[.I4]-(2*801))*0.25;0)/2" table:style-name="ce2">
            <text:p>24.75</text:p>
          </table:table-cell>
          <table:table-cell office:value-type="float" office:value="49.5" table:formula="of:=[.R3]+[.R4]" table:style-name="ce2">
            <text:p>49.5</text:p>
          </table:table-cell>
          <table:table-cell office:value-type="float" office:value="0.22687500000000002" table:formula="of:=0.055*[.S3]/12" table:style-name="ce4">
            <text:p>0.23</text:p>
          </table:table-cell>
          <table:table-cell office:value-type="float" office:value="0.11343750000000001" table:formula="of:=[.T3]/2" table:style-name="ce4">
            <text:p>0.11</text:p>
          </table:table-cell>
          <table:table-cell office:value-type="float" office:value="8472" table:style-name="ce1">
            <text:p>8472</text:p>
          </table:table-cell>
          <table:table-cell office:value-type="float" office:value="13469" table:style-name="ce1">
            <text:p>13469</text:p>
          </table:table-cell>
          <table:table-cell office:value-type="float" office:value="52881" table:style-name="ce1">
            <text:p>52881</text:p>
          </table:table-cell>
          <table:table-cell office:value-type="float" office:value="250730" table:style-name="ce1">
            <text:p>250730</text:p>
          </table:table-cell>
          <table:table-cell table:style-name="ce1"/>
          <table:table-cell office:value-type="float" office:value="0" table:formula="of:=([.F3]&gt;[.$V3])*([.F3]&lt;[.$W3])*(939.68*([.F3]-[.$V3])/10000+1400)*([.F3]-[.$V3])/10000+([.F3]&gt;[.$W3])*([.F3]&lt;[.$X3])*((228.74*([.F3]-[.$W3])/10000+2397)*([.F3]-[.$W3])/10000+1007)+([.F3]&gt;[.$X3])*([.F3]&lt;[.$Y3])*(0.42*[.F3]-8064)+([.F3]&gt;[.$Y3])*(0.45*[.F3]-15576)" table:style-name="ce1">
            <text:p>0</text:p>
          </table:table-cell>
          <table:table-cell table:number-columns-repeated="1635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6000" table:style-name="ce1">
            <text:p>6000</text:p>
          </table:table-cell>
          <table:table-cell office:value-type="float" office:value="6000" table:style-name="ce1">
            <text:p>6000</text:p>
          </table:table-cell>
          <table:table-cell office:value-type="float" office:value="500" table:style-name="ce1">
            <text:p>500</text:p>
          </table:table-cell>
          <table:table-cell office:value-type="float" office:value="1800" table:formula="of:=[.I3]+[.I4]" table:style-name="ce1">
            <text:p>180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0" table:formula="of:=([.E4]&gt;[.V4])*([.E4]&lt;[.W4])*((997.6*([.E4]-[.V4])/10000+1400)*([.E4]-[.V4])/10000)+([.E4]&gt;[.W4])*([.E4]&lt;[.X4])*((228.74*([.E4]-[.W4])/10000+2397)*([.E4]-[.W4])/10000+971)+([.E4]&gt;[.X4])*([.E4]&lt;[.Y4])*(0.42*[.E4]-8239)+([.E4]&gt;[.Y4])*(0.45*[.E4]-15761)" table:style-name="ce3">
            <text:p>0</text:p>
          </table:table-cell>
          <table:table-cell office:value-type="float" office:value="0" table:formula="of:=([.F4]&gt;[.V4])*([.F4]&lt;[.W4])*(997.6*([.F4]-[.V4])/10000+1400)*([.F4]-[.V4])/10000+([.F4]&gt;[.W4])*([.F4]&lt;[.X4])*((228.74*([.F4]-[.W4])/10000+2397)*([.F4]-[.W4])/10000+971)+([.F4]&gt;[.X4])*([.F4]&lt;[.Y4])*(0.42*[.F4]-8239)+([.F4]&gt;[.Y4])*(0.45*[.F4]-15761)" table:style-name="ce3">
            <text:p>0</text:p>
          </table:table-cell>
          <table:table-cell office:value-type="float" office:value="0" table:formula="of:=([.G4]&gt;[.V4])*([.G4]&lt;[.W4])*(997.6*([.G4]-[.V4])/10000+1400)*([.G4]-[.V4])/10000+([.G4]&gt;[.W4])*([.G4]&lt;[.X4])*((228.74*([.G4]-[.W4])/10000+2397)*([.G4]-[.W4])/10000+971)+([.G4]&gt;[.X4])*([.G4]&lt;[.Y4])*(0.42*[.G4]-8239)+([.G4]&gt;[.Y4])*(0.45*[.G4]-15761)" table:style-name="ce3">
            <text:p>0</text:p>
          </table:table-cell>
          <table:table-cell office:value-type="float" office:value="0" table:formula="of:=([.H4]&gt;[.V4])*([.H4]&lt;[.W4])*(997.6*([.H4]-[.V4])/10000+1400)*([.H4]-[.V4])/10000+([.H4]&gt;[.W4])*([.H4]&lt;[.Y4])*((228.74*([.H4]-[.W4])/10000+2397)*([.H4]-[.X4])/10000+971)+([.H4]&gt;[.Y4])*([.H4]&lt;[.Y4])*(0.42*[.H4]-8239)+([.H4]&gt;[.Y4])*(0.45*[.H4]-15761)" table:style-name="ce3">
            <text:p>0</text:p>
          </table:table-cell>
          <table:table-cell office:value-type="float" office:value="24.75" table:formula="of:=MAX(([.I3]+[.I4]-(2*801))*0.25;0)/2" table:style-name="ce2">
            <text:p>24.75</text:p>
          </table:table-cell>
          <table:table-cell office:value-type="float" office:value="49.5" table:formula="of:=[.R3]+[.R4]" table:style-name="ce2">
            <text:p>49.5</text:p>
          </table:table-cell>
          <table:table-cell office:value-type="float" office:value="0.22687500000000002" table:formula="of:=0.055*[.S4]/12" table:style-name="ce4">
            <text:p>0.23</text:p>
          </table:table-cell>
          <table:table-cell office:value-type="float" office:value="0.11343750000000001" table:formula="of:=[.T4]/2" table:style-name="ce4">
            <text:p>0.11</text:p>
          </table:table-cell>
          <table:table-cell office:value-type="float" office:value="8472" table:style-name="ce1">
            <text:p>8472</text:p>
          </table:table-cell>
          <table:table-cell office:value-type="float" office:value="13469" table:style-name="ce1">
            <text:p>13469</text:p>
          </table:table-cell>
          <table:table-cell office:value-type="float" office:value="52881" table:style-name="ce1">
            <text:p>52881</text:p>
          </table:table-cell>
          <table:table-cell office:value-type="float" office:value="250730" table:style-name="ce1">
            <text:p>250730</text:p>
          </table:table-cell>
          <table:table-cell table:style-name="ce1"/>
          <table:table-cell office:value-type="float" office:value="0" table:formula="of:=([.F4]&gt;[.$V4])*([.F4]&lt;[.$W4])*(939.68*([.F4]-[.$V4])/10000+1400)*([.F4]-[.$V4])/10000+([.F4]&gt;[.$W4])*([.F4]&lt;[.$X4])*((228.74*([.F4]-[.$W4])/10000+2397)*([.F4]-[.$W4])/10000+1007)+([.F4]&gt;[.$X4])*([.F4]&lt;[.$Y4])*(0.42*[.F4]-8064)+([.F4]&gt;[.$Y4])*(0.45*[.F4]-15576)" table:style-name="ce1">
            <text:p>0</text:p>
          </table:table-cell>
          <table:table-cell table:number-columns-repeated="1635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3" table:style-name="ce1">
            <text:p>123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0" table:formula="of:=([.E5]&gt;[.V5])*([.E5]&lt;[.W5])*((997.6*([.E5]-[.V5])/10000+1400)*([.E5]-[.V5])/10000)+([.E5]&gt;[.W5])*([.E5]&lt;[.X5])*((228.74*([.E5]-[.W5])/10000+2397)*([.E5]-[.W5])/10000+971)+([.E5]&gt;[.X5])*([.E5]&lt;[.Y5])*(0.42*[.E5]-8239)+([.E5]&gt;[.Y5])*(0.45*[.E5]-15761)" table:style-name="ce3">
            <text:p>0</text:p>
          </table:table-cell>
          <table:table-cell office:value-type="float" office:value="0" table:formula="of:=([.F5]&gt;[.V5])*([.F5]&lt;[.W5])*(997.6*([.F5]-[.V5])/10000+1400)*([.F5]-[.V5])/10000+([.F5]&gt;[.W5])*([.F5]&lt;[.X5])*((228.74*([.F5]-[.W5])/10000+2397)*([.F5]-[.W5])/10000+971)+([.F5]&gt;[.X5])*([.F5]&lt;[.Y5])*(0.42*[.F5]-8239)+([.F5]&gt;[.Y5])*(0.45*[.F5]-15761)" table:style-name="ce3">
            <text:p>0</text:p>
          </table:table-cell>
          <table:table-cell office:value-type="float" office:value="0" table:formula="of:=([.G5]&gt;[.V5])*([.G5]&lt;[.W5])*(997.6*([.G5]-[.V5])/10000+1400)*([.G5]-[.V5])/10000+([.G5]&gt;[.W5])*([.G5]&lt;[.X5])*((228.74*([.G5]-[.W5])/10000+2397)*([.G5]-[.W5])/10000+971)+([.G5]&gt;[.X5])*([.G5]&lt;[.Y5])*(0.42*[.G5]-8239)+([.G5]&gt;[.Y5])*(0.45*[.G5]-15761)" table:style-name="ce3">
            <text:p>0</text:p>
          </table:table-cell>
          <table:table-cell office:value-type="float" office:value="0" table:formula="of:=([.H5]&gt;[.V5])*([.H5]&lt;[.W5])*(997.6*([.H5]-[.V5])/10000+1400)*([.H5]-[.V5])/10000+([.H5]&gt;[.W5])*([.H5]&lt;[.Y5])*((228.74*([.H5]-[.W5])/10000+2397)*([.H5]-[.X5])/10000+971)+([.H5]&gt;[.Y5])*([.H5]&lt;[.Y5])*(0.42*[.H5]-8239)+([.H5]&gt;[.Y5])*(0.45*[.H5]-15761)" table:style-name="ce3">
            <text:p>0</text:p>
          </table:table-cell>
          <table:table-cell office:value-type="float" office:value="0" table:formula="of:=MAX(([.I5]-801)*0.25;0)" table:style-name="ce2">
            <text:p>0</text:p>
          </table:table-cell>
          <table:table-cell office:value-type="float" office:value="0" table:formula="of:=[.R5]" table:style-name="ce2">
            <text:p>0</text:p>
          </table:table-cell>
          <table:table-cell office:value-type="float" office:value="0" table:formula="of:=[.U5]" table:style-name="ce4">
            <text:p>0.00</text:p>
          </table:table-cell>
          <table:table-cell office:value-type="float" office:value="0" table:formula="of:=MIN(0.055*([.O5]);MAX(0.2*([.O5]);972))/12 + (0.055*[.S5]/12)" table:style-name="ce4">
            <text:p>0.00</text:p>
          </table:table-cell>
          <table:table-cell office:value-type="float" office:value="8472" table:style-name="ce1">
            <text:p>8472</text:p>
          </table:table-cell>
          <table:table-cell office:value-type="float" office:value="13469" table:style-name="ce1">
            <text:p>13469</text:p>
          </table:table-cell>
          <table:table-cell office:value-type="float" office:value="52881" table:style-name="ce1">
            <text:p>52881</text:p>
          </table:table-cell>
          <table:table-cell office:value-type="float" office:value="250730" table:style-name="ce1">
            <text:p>250730</text:p>
          </table:table-cell>
          <table:table-cell table:style-name="ce1"/>
          <table:table-cell office:value-type="float" office:value="0" table:formula="of:=([.F5]&gt;[.$V5])*([.F5]&lt;[.$W5])*(939.68*([.F5]-[.$V5])/10000+1400)*([.F5]-[.$V5])/10000+([.F5]&gt;[.$W5])*([.F5]&lt;[.$X5])*((228.74*([.F5]-[.$W5])/10000+2397)*([.F5]-[.$W5])/10000+1007)+([.F5]&gt;[.$X5])*([.F5]&lt;[.$Y5])*(0.42*[.F5]-8064)+([.F5]&gt;[.$Y5])*(0.45*[.F5]-15576)" table:style-name="ce1">
            <text:p>0</text:p>
          </table:table-cell>
          <table:table-cell table:number-columns-repeated="16357" table:style-name="ce1"/>
        </table:table-row>
        <table:table-row table:style-name="ro1">
          <table:table-cell office:value-type="float" office:value="3" table:formula="of:=[.B6]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000" table:style-name="ce1">
            <text:p>20000</text:p>
          </table:table-cell>
          <table:table-cell office:value-type="float" office:value="20000" table:formula="of:=[.E6]" table:style-name="ce1">
            <text:p>20000</text:p>
          </table:table-cell>
          <table:table-cell office:value-type="float" office:value="21000" table:style-name="ce1">
            <text:p>21000</text:p>
          </table:table-cell>
          <table:table-cell office:value-type="float" office:value="21000" table:style-name="ce1">
            <text:p>2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float" office:value="2700" table:formula="of:=INT(([.E6]&gt;[.V6])*([.E6]&lt;[.W6])*(912.17*([.E6]-[.V6])/10000+1400)*([.E6]-[.V6])/10000+([.E6]&gt;[.W6])*([.E6]&lt;[.X6])*((228.74*([.E6]-[.W6])/10000+2397)*([.E6]-[.W6])/10000+1038)+([.E6]&gt;[.X6])*([.E6]&lt;[.Y6])*(0.42*[.E6]-8172)+([.E6]&gt;[.Y6])*(0.45*[.E6]-15694))" table:style-name="ce3">
            <text:p>2700</text:p>
          </table:table-cell>
          <table:table-cell office:value-type="float" office:value="2700" table:formula="of:=INT(([.F6]&gt;[.V6])*([.F6]&lt;[.W6])*(912.17*([.F6]-[.V6])/10000+1400)*([.F6]-[.V6])/10000+([.F6]&gt;[.W6])*([.F6]&lt;[.X6])*((228.74*([.F6]-[.W6])/10000+2397)*([.F6]-[.W6])/10000+1038)+([.F6]&gt;[.X6])*([.F6]&lt;[.Y6])*(0.42*[.F6]-8172)+([.F6]&gt;[.Y6])*(0.45*[.F6]-15694))" table:style-name="ce3">
            <text:p>2700</text:p>
          </table:table-cell>
          <table:table-cell office:value-type="float" office:value="2972" table:formula="of:=INT(([.G6]&gt;[.V6])*([.G6]&lt;[.W6])*(912.17*([.G6]-[.V6])/10000+1400)*([.G6]-[.V6])/10000+([.G6]&gt;[.W6])*([.G6]&lt;[.X6])*((228.74*([.G6]-[.W6])/10000+2397)*([.G6]-[.W6])/10000+1038)+([.G6]&gt;[.X6])*([.G6]&lt;[.Y6])*(0.42*[.G6]-8172)+([.G6]&gt;[.Y6])*(0.45*[.G6]-15694))" table:style-name="ce3">
            <text:p>2972</text:p>
          </table:table-cell>
          <table:table-cell office:value-type="float" office:value="2972" table:formula="of:=INT(([.H6]&gt;[.V6])*([.H6]&lt;[.W6])*(912.17*([.H6]-[.V6])/10000+1400)*([.H6]-[.V6])/10000+([.H6]&gt;[.W6])*([.H6]&lt;[.X6])*((228.74*([.H6]-[.W6])/10000+2397)*([.H6]-[.W6])/10000+1038)+([.H6]&gt;[.X6])*([.H6]&lt;[.Y6])*(0.42*[.H6]-8172)+([.H6]&gt;[.Y6])*(0.45*[.H6]-15694))" table:style-name="ce3">
            <text:p>2972</text:p>
          </table:table-cell>
          <table:table-cell office:value-type="float" office:value="49.75" table:formula="of:=MAX(([.I6]-801)*0.25;0)" table:style-name="ce2">
            <text:p>49.75</text:p>
          </table:table-cell>
          <table:table-cell office:value-type="float" office:value="49.75" table:formula="of:=[.R6]" table:style-name="ce2">
            <text:p>49.75</text:p>
          </table:table-cell>
          <table:table-cell office:value-type="float" office:value="12.603020833333334" table:formula="of:=[.U6]" table:style-name="ce4">
            <text:p>12.60</text:p>
          </table:table-cell>
          <table:table-cell office:value-type="float" office:value="12.603020833333334" table:formula="of:=MIN(0.055*([.O6]);MAX(0.2*[.O6];972))/12 + (0.055*[.S6]/12)" table:style-name="ce4">
            <text:p>12.60</text:p>
          </table:table-cell>
          <table:table-cell office:value-type="float" office:value="8005" table:style-name="ce1">
            <text:p>8005</text:p>
          </table:table-cell>
          <table:table-cell office:value-type="float" office:value="13470" table:style-name="ce1">
            <text:p>13470</text:p>
          </table:table-cell>
          <table:table-cell office:value-type="float" office:value="52881" table:style-name="ce1">
            <text:p>52881</text:p>
          </table:table-cell>
          <table:table-cell office:value-type="float" office:value="250730" table:style-name="ce1">
            <text:p>250730</text:p>
          </table:table-cell>
          <table:table-cell table:style-name="ce1"/>
          <table:table-cell office:value-type="float" office:value="2669.7777946599999" table:formula="of:=([.F6]&gt;[.$V6])*([.F6]&lt;[.$W6])*(939.68*([.F6]-[.$V6])/10000+1400)*([.F6]-[.$V6])/10000+([.F6]&gt;[.$W6])*([.F6]&lt;[.$X6])*((228.74*([.F6]-[.$W6])/10000+2397)*([.F6]-[.$W6])/10000+1007)+([.F6]&gt;[.$X6])*([.F6]&lt;[.$Y6])*(0.42*[.F6]-8064)+([.F6]&gt;[.$Y6])*(0.45*[.F6]-15576)" table:style-name="ce1">
            <text:p>2669.777795</text:p>
          </table:table-cell>
          <table:table-cell table:number-columns-repeated="16357" table:style-name="ce1"/>
        </table:table-row>
        <table:table-row table:style-name="ro1">
          <table:table-cell office:value-type="float" office:value="4" table:formula="of:=[.B7]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50000" table:style-name="ce1">
            <text:p>50000</text:p>
          </table:table-cell>
          <table:table-cell office:value-type="float" office:value="42000" table:style-name="ce1">
            <text:p>42000</text:p>
          </table:table-cell>
          <table:table-cell office:value-type="float" office:value="52500" table:style-name="ce1">
            <text:p>52500</text:p>
          </table:table-cell>
          <table:table-cell office:value-type="float" office:value="44500" table:style-name="ce1">
            <text:p>44500</text:p>
          </table:table-cell>
          <table:table-cell office:value-type="float" office:value="2500" table:style-name="ce1">
            <text:p>2500</text:p>
          </table:table-cell>
          <table:table-cell office:value-type="float" office:value="2500" table:style-name="ce1">
            <text:p>25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09" table:style-name="ce1">
            <text:p>2009</text:p>
          </table:table-cell>
          <table:table-cell table:style-name="ce1"/>
          <table:table-cell office:value-type="float" office:value="12950" table:formula="of:=INT(([.E7]&gt;[.$V$7])*([.E7]&lt;[.$W$7])*(939.68*([.E7]-[.$V$7])/10000+1400)*([.E7]-[.$V$7])/10000+([.E7]&gt;[.$W$7])*([.E7]&lt;[.$X$7])*((228.74*([.E7]-[.$W$7])/10000+2397)*([.E7]-[.$W$7])/10000+1007)+([.E7]&gt;[.$X$7])*([.E7]&lt;[.$Y$7])*(0.42*[.E7]-8064)+([.E7]&gt;[.$Y$7])*(0.45*[.E7]-15576))" table:style-name="ce3">
            <text:p>12950</text:p>
          </table:table-cell>
          <table:table-cell office:value-type="float" office:value="9830" table:formula="of:=INT(([.F7]&gt;[.$V$7])*([.F7]&lt;[.$W$7])*(939.68*([.F7]-[.$V$7])/10000+1400)*([.F7]-[.$V$7])/10000+([.F7]&gt;[.$W$7])*([.F7]&lt;[.$X$7])*((228.74*([.F7]-[.$W$7])/10000+2397)*([.F7]-[.$W$7])/10000+1007)+([.F7]&gt;[.$X$7])*([.F7]&lt;[.$Y$7])*(0.42*[.F7]-8064)+([.F7]&gt;[.$Y$7])*(0.45*[.F7]-15576))" table:style-name="ce3">
            <text:p>9830</text:p>
          </table:table-cell>
          <table:table-cell office:value-type="float" office:value="13985" table:formula="of:=INT(([.G7]&gt;[.$V$7])*([.G7]&lt;[.$W$7])*(939.68*([.G7]-[.$V$7])/10000+1400)*([.G7]-[.$V$7])/10000+([.G7]&gt;[.$W$7])*([.G7]&lt;[.$X$7])*((228.74*([.G7]-[.$W$7])/10000+2397)*([.G7]-[.$W$7])/10000+1007)+([.G7]&gt;[.$X$7])*([.G7]&lt;[.$Y$7])*(0.42*[.G7]-8064)+([.G7]&gt;[.$Y$7])*(0.45*[.G7]-15576))" table:style-name="ce3">
            <text:p>13985</text:p>
          </table:table-cell>
          <table:table-cell office:value-type="float" office:value="10773" table:formula="of:=INT(([.H7]&gt;[.$V$7])*([.H7]&lt;[.$W$7])*(939.68*([.H7]-[.$V$7])/10000+1400)*([.H7]-[.$V$7])/10000+([.H7]&gt;[.$W$7])*([.H7]&lt;[.$X$7])*((228.74*([.H7]-[.$W$7])/10000+2397)*([.H7]-[.$W$7])/10000+1007)+([.H7]&gt;[.$X$7])*([.H7]&lt;[.$Y$7])*(0.42*[.H7]-8064)+([.H7]&gt;[.$Y$7])*(0.45*[.H7]-15576))" table:style-name="ce3">
            <text:p>10773</text:p>
          </table:table-cell>
          <table:table-cell office:value-type="float" office:value="424.75" table:formula="of:=MAX(([.I7]-801)*0.25;0)" table:style-name="ce2">
            <text:p>424.75</text:p>
          </table:table-cell>
          <table:table-cell office:value-type="float" office:value="424.75" table:formula="of:=[.R7]" table:style-name="ce2">
            <text:p>424.75</text:p>
          </table:table-cell>
          <table:table-cell office:value-type="float" office:value="47.000937499999999" table:formula="of:=[.U7]" table:style-name="ce4">
            <text:p>47.00</text:p>
          </table:table-cell>
          <table:table-cell office:value-type="float" office:value="47.000937499999999" table:formula="of:=MIN(0.055*([.O7]);MAX(0.2*[.O7];972))/12 + (0.055*[.S7]/12)" table:style-name="ce4">
            <text:p>47.00</text:p>
          </table:table-cell>
          <table:table-cell office:value-type="float" office:value="7834" table:style-name="ce1">
            <text:p>7834</text:p>
          </table:table-cell>
          <table:table-cell office:value-type="float" office:value="13139" table:style-name="ce1">
            <text:p>13139</text:p>
          </table:table-cell>
          <table:table-cell office:value-type="float" office:value="52551" table:style-name="ce1">
            <text:p>52551</text:p>
          </table:table-cell>
          <table:table-cell office:value-type="float" office:value="250400" table:style-name="ce1">
            <text:p>250400</text:p>
          </table:table-cell>
          <table:table-cell table:style-name="ce1"/>
          <table:table-cell office:value-type="float" office:value="9830.2882760554003" table:formula="of:=([.F7]&gt;[.$V7])*([.F7]&lt;[.$W7])*(939.68*([.F7]-[.$V7])/10000+1400)*([.F7]-[.$V7])/10000+([.F7]&gt;[.$W7])*([.F7]&lt;[.$X7])*((228.74*([.F7]-[.$W7])/10000+2397)*([.F7]-[.$W7])/10000+1007)+([.F7]&gt;[.$X7])*([.F7]&lt;[.$Y7])*(0.42*[.F7]-8064)+([.F7]&gt;[.$Y7])*(0.45*[.F7]-15576)" table:style-name="ce1">
            <text:p>9830.288276</text:p>
          </table:table-cell>
          <table:table-cell table:number-columns-repeated="16357" table:style-name="ce1"/>
        </table:table-row>
        <table:table-row table:style-name="ro1">
          <table:table-cell office:value-type="float" office:value="5" table:formula="of:=[.B8]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0000" table:style-name="ce1">
            <text:p>200000</text:p>
          </table:table-cell>
          <table:table-cell office:value-type="float" office:value="180000" table:style-name="ce1">
            <text:p>180000</text:p>
          </table:table-cell>
          <table:table-cell office:value-type="float" office:value="200000" table:style-name="ce1">
            <text:p>200000</text:p>
          </table:table-cell>
          <table:table-cell office:value-type="float" office:value="180000" table:style-name="ce1">
            <text:p>18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75378" table:formula="of:=INT(([.E8]&gt;9000)*([.E8]&lt;13996)*(997.8*([.E8]-9000)/10000+1400)*([.E8]-9000)/10000+([.E8]&gt;13996)*([.E8]&lt;54949)*((220.13*([.E8]-13996)/10000+2397)*([.E8]-13996)/10000+948.49)+([.E8]&gt;54950)*([.E8]&lt;260532)*(0.42*[.E8]-8621.75)+([.E8]&gt;260532)*(0.45*[.E8]-16437.7))" table:style-name="ce3">
            <text:p>75378</text:p>
          </table:table-cell>
          <table:table-cell office:value-type="float" office:value="66978" table:formula="of:=INT(([.F8]&gt;9000)*([.F8]&lt;13996)*(997.8*([.F8]-9000)/10000+1400)*([.F8]-9000)/10000+([.F8]&gt;13996)*([.F8]&lt;54949)*((220.13*([.F8]-13996)/10000+2397)*([.F8]-13996)/10000+948.49)+([.F8]&gt;54950)*([.F8]&lt;260532)*(0.42*[.F8]-8621.75)+([.F8]&gt;260532)*(0.45*[.F8]-16437.7))" table:style-name="ce3">
            <text:p>66978</text:p>
          </table:table-cell>
          <table:table-cell office:value-type="float" office:value="75378" table:formula="of:=INT(([.G8]&gt;9000)*([.G8]&lt;13996)*(997.8*([.G8]-9000)/10000+1400)*([.G8]-9000)/10000+([.G8]&gt;13996)*([.G8]&lt;54949)*((220.13*([.G8]-13996)/10000+2397)*([.G8]-13996)/10000+948.49)+([.G8]&gt;54950)*([.G8]&lt;260532)*(0.42*[.G8]-8621.75)+([.G8]&gt;260532)*(0.45*[.G8]-16437.7))" table:style-name="ce3">
            <text:p>75378</text:p>
          </table:table-cell>
          <table:table-cell office:value-type="float" office:value="66978" table:formula="of:=INT(([.H8]&gt;9000)*([.H8]&lt;13996)*(997.8*([.H8]-9000)/10000+1400)*([.H8]-9000)/10000+([.H8]&gt;13996)*([.H8]&lt;54949)*((220.13*([.H8]-13996)/10000+2397)*([.H8]-13996)/10000+948.49)+([.H8]&gt;54950)*([.H8]&lt;260532)*(0.42*[.H8]-8621.75)+([.H8]&gt;260532)*(0.45*[.H8]-16437.7))" table:style-name="ce3">
            <text:p>66978</text:p>
          </table:table-cell>
          <table:table-cell office:value-type="float" office:value="0" table:formula="of:=MAX(([.I8]-801)*0.25;0)" table:style-name="ce2">
            <text:p>0</text:p>
          </table:table-cell>
          <table:table-cell office:value-type="float" office:value="0" table:formula="of:=[.R8]" table:style-name="ce2">
            <text:p>0</text:p>
          </table:table-cell>
          <table:table-cell office:value-type="float" office:value="306.98250000000002" table:formula="of:=[.U8]" table:style-name="ce4">
            <text:p>306.98</text:p>
          </table:table-cell>
          <table:table-cell office:value-type="float" office:value="306.98250000000002" table:formula="of:=MIN(0.055*([.O8]);MAX(0.2*[.O8];972))/12 + (0.055*[.S8]/12)" table:style-name="ce4">
            <text:p>306.98</text:p>
          </table:table-cell>
          <table:table-cell office:value-type="float" office:value="9000" table:style-name="ce1">
            <text:p>9000</text:p>
          </table:table-cell>
          <table:table-cell office:value-type="float" office:value="13996" table:style-name="ce1">
            <text:p>13996</text:p>
          </table:table-cell>
          <table:table-cell office:value-type="float" office:value="54949" table:style-name="ce1">
            <text:p>54949</text:p>
          </table:table-cell>
          <table:table-cell office:value-type="float" office:value="260532" table:style-name="ce1">
            <text:p>260532</text:p>
          </table:table-cell>
          <table:table-cell table:style-name="ce1"/>
          <table:table-cell office:value-type="float" office:value="66978.25" table:formula="of:=([.F8]&gt;9000)*([.F8]&lt;13996)*(997.8*([.F8]-9000)/10000+1400)*([.F8]-9000)/10000+([.F8]&gt;13996)*([.F8]&lt;54949)*((220.13*([.F8]-13996)/10000+2397)*([.F8]-13996)/10000+948.49)+([.F8]&gt;54950)*([.F8]&lt;260532)*(0.42*[.F8]-8621.75)+([.F8]&gt;260532)*(0.45*[.F8]-16437.7)" table:style-name="ce1">
            <text:p>66978.25</text:p>
          </table:table-cell>
          <table:table-cell table:number-columns-repeated="16357" table:style-name="ce1"/>
        </table:table-row>
        <table:table-row table:number-rows-repeated="8" table:style-name="ro1">
          <table:table-cell table:number-columns-repeated="29" table:style-name="ce1"/>
          <table:table-cell table:style-name="ce4"/>
          <table:table-cell table:number-columns-repeated="16354"/>
        </table:table-row>
        <table:table-row table:number-rows-repeated="9" table:style-name="ro1">
          <table:table-cell table:number-columns-repeated="29"/>
          <table:table-cell table:style-name="ce4"/>
          <table:table-cell table:number-columns-repeated="16354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/>
    <dc:creator>Sommer, Eric</dc:creator>
    <meta:creation-date>2006-09-16T00:00:00Z</meta:creation-date>
    <dc:date>2019-11-12T11:04:04Z</dc:date>
    <meta:editing-duration>PT0S</meta:editing-duration>
  </office:meta>
</office:document-meta>
</file>